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HttpEnvironment( String uri , HttpServletRequest req , HttpServletResponse res , ServletContext servletContext , Context context , String containerEncoding , String defaultForm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Environmen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vironment.isResponseModified(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vironment.tryResetRespon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Environment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getOutputStream( final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redirect( String newURL , boolean global , boolean perma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ttp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